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RecognizerSinkTokenizer.DateRecognizerSinkTokenizer( DateFormat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RecognizerSinkTokenizer.DateRecognizerSinkToken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RecognizerSinkTokenizer.DateRecognizerSinkTokenizer( Lis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RecognizerSinkTokenizer.add( Token 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RecognizerSinkTokenizer.DateRecognizerSinkTokenizer( List input , DateFormat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